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8b0c" officeooo:paragraph-rsid="00188b0c"/>
    </style:style>
    <style:style style:name="P2" style:family="paragraph" style:parent-style-name="Standard">
      <style:text-properties fo:font-weight="bold" officeooo:rsid="00170256" officeooo:paragraph-rsid="00170256" style:font-weight-asian="bold" style:font-weight-complex="bold"/>
    </style:style>
    <style:style style:name="P3" style:family="paragraph" style:parent-style-name="Standard">
      <style:text-properties officeooo:rsid="0019672f" officeooo:paragraph-rsid="0019672f"/>
    </style:style>
    <style:style style:name="T1" style:family="text">
      <style:text-properties officeooo:rsid="001acd3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lementing an indexer</text:p>
      <text:p text:style-name="P1">To write an indexer, define a property called "this", specifying the arguments in square brackets.</text:p>
      <text:p text:style-name="P1">A type may declare multiple indexers, each with parameters of different types. An indexer can also take more than one parameter.</text:p>
      <text:p text:style-name="P3">Constants</text:p>
      <text:p text:style-name="P3"><text:span text:style-name="T2">A constant</text:span> is evaluated statically at compile time and the compiler literally substitutes its value whenver used(rather like a macro in C++). A constant can be any of the built-in numeric types, bool, char, string, or an enum type. A constant must be initialized with a value while <text:span text:style-name="T1">been </text:span>declar<text:span text:style-name="T1">ed</text:span>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4S</meta:editing-duration>
    <meta:editing-cycles>8</meta:editing-cycles>
    <meta:generator>LibreOffice/4.1.5.3$Windows_x86 LibreOffice_project/1c1366bba2ba2b554cd2ca4d87c06da81c05d24</meta:generator>
    <dc:date>2014-04-22T17:52:17.518000000</dc:date>
    <meta:document-statistic meta:table-count="0" meta:image-count="0" meta:object-count="0" meta:page-count="1" meta:paragraph-count="5" meta:word-count="90" meta:character-count="554" meta:non-whitespace-character-count="469"/>
    <meta:user-defined meta:name="Info 1"/>
    <meta:user-defined meta:name="Info 2"/>
    <meta:user-defined meta:name="Info 3"/>
    <meta:user-defined meta:name="Info 4"/>
  </office:meta>
</office:document-meta>
</file>